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6pt" fo:font-weight="bold" officeooo:rsid="0004ea72" officeooo:paragraph-rsid="0004ea7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3pt" fo:font-weight="normal" officeooo:rsid="0004ea72" officeooo:paragraph-rsid="0004ea72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ibri" fo:font-size="13pt" fo:language="en" fo:country="US" fo:font-weight="normal" officeooo:rsid="0005f697" officeooo:paragraph-rsid="0005f697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fo:language="en" fo:country="US" fo:font-weight="normal" officeooo:rsid="000653d2" officeooo:paragraph-rsid="000653d2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3pt" fo:language="en" fo:country="US" fo:font-weight="normal" officeooo:rsid="000bf6e1" officeooo:paragraph-rsid="000bf6e1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4pt" fo:language="en" fo:country="US" fo:font-weight="bold" officeooo:rsid="0005f697" officeooo:paragraph-rsid="0005f697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4pt" fo:language="en" fo:country="US" fo:font-weight="bold" officeooo:rsid="000bf6e1" officeooo:paragraph-rsid="000bf6e1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" fo:font-size="13pt" fo:language="en" fo:country="US" fo:font-weight="normal" officeooo:rsid="000bf6e1" officeooo:paragraph-rsid="0020f609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8.996cm"/>
        </style:tab-stops>
      </style:paragraph-properties>
      <style:text-properties style:font-name="Calibri" fo:font-size="13pt" fo:language="en" fo:country="US" fo:font-weight="normal" officeooo:rsid="000bf6e1" officeooo:paragraph-rsid="0017411c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8.996cm"/>
        </style:tab-stops>
      </style:paragraph-properties>
      <style:text-properties style:font-name="Calibri" fo:font-size="13pt" fo:language="en" fo:country="US" fo:font-weight="normal" officeooo:rsid="000bf6e1" officeooo:paragraph-rsid="000bf6e1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3pt" fo:language="en" fo:country="US" fo:font-weight="normal" officeooo:rsid="001d400a" officeooo:paragraph-rsid="001d400a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3pt" fo:language="en" fo:country="US" fo:font-weight="normal" officeooo:rsid="001fbabe" officeooo:paragraph-rsid="001fbabe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3pt" fo:language="en" fo:country="US" fo:font-weight="normal" officeooo:rsid="00218f22" officeooo:paragraph-rsid="00218f22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3pt" fo:language="en" fo:country="US" fo:font-weight="normal" officeooo:rsid="0023f009" officeooo:paragraph-rsid="0023f009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3pt" fo:language="en" fo:country="US" fo:font-weight="normal" officeooo:rsid="0027e826" officeooo:paragraph-rsid="0027e826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3pt" fo:language="en" fo:country="US" fo:font-weight="normal" officeooo:rsid="000653d2" officeooo:paragraph-rsid="000653d2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3pt" fo:language="en" fo:country="US" fo:font-weight="normal" officeooo:rsid="000653d2" officeooo:paragraph-rsid="004ef8c6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3pt" fo:language="en" fo:country="US" fo:font-weight="normal" officeooo:rsid="0029d40a" officeooo:paragraph-rsid="0029d40a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libri" fo:font-size="13pt" fo:language="en" fo:country="US" fo:font-weight="normal" officeooo:rsid="002c57c6" officeooo:paragraph-rsid="002c57c6" style:font-size-asian="11.3500003814697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3pt" fo:language="en" fo:country="US" fo:font-weight="normal" officeooo:rsid="00319877" officeooo:paragraph-rsid="00319877" style:font-size-asian="11.3500003814697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3pt" fo:language="en" fo:country="US" fo:font-weight="normal" officeooo:rsid="00319877" officeooo:paragraph-rsid="003761ab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libri" fo:font-size="13pt" fo:language="en" fo:country="US" fo:font-weight="normal" officeooo:rsid="0035e282" officeooo:paragraph-rsid="0035e282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libri" fo:font-size="13pt" fo:language="en" fo:country="US" fo:font-weight="normal" officeooo:rsid="0035e282" officeooo:paragraph-rsid="00382e4f" style:font-size-asian="11.3500003814697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libri" fo:font-size="13pt" fo:language="en" fo:country="US" fo:font-weight="normal" officeooo:rsid="003c0dc5" officeooo:paragraph-rsid="003c0dc5" style:font-size-asian="11.3500003814697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libri" fo:font-size="13pt" fo:language="en" fo:country="US" fo:font-weight="normal" officeooo:rsid="003ccaf3" officeooo:paragraph-rsid="003ccaf3" style:font-size-asian="11.3500003814697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libri" fo:font-size="13pt" fo:language="en" fo:country="US" fo:font-weight="normal" officeooo:rsid="003dd122" officeooo:paragraph-rsid="003dd122" style:font-size-asian="11.3500003814697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alibri" fo:font-size="13pt" fo:language="en" fo:country="US" fo:font-weight="normal" officeooo:rsid="003e7780" officeooo:paragraph-rsid="003e7780" style:font-size-asian="11.3500003814697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alibri" fo:font-size="13pt" fo:language="en" fo:country="US" fo:font-weight="normal" officeooo:rsid="003f9158" officeooo:paragraph-rsid="003f9158" style:font-size-asian="11.3500003814697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alibri" fo:font-size="13pt" fo:language="en" fo:country="US" fo:font-weight="normal" officeooo:rsid="0042baa7" officeooo:paragraph-rsid="0042baa7" style:font-size-asian="11.3500003814697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alibri" fo:font-size="13pt" fo:language="en" fo:country="US" fo:font-weight="normal" officeooo:rsid="004382e5" officeooo:paragraph-rsid="004382e5" style:font-size-asian="11.3500003814697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alibri" fo:font-size="13pt" fo:language="en" fo:country="US" fo:font-weight="normal" officeooo:rsid="0047f8a8" officeooo:paragraph-rsid="0047f8a8" style:font-size-asian="11.3500003814697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Calibri" fo:font-size="13pt" fo:language="en" fo:country="US" fo:font-weight="normal" officeooo:rsid="004905d7" officeooo:paragraph-rsid="004905d7" style:font-size-asian="11.3500003814697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Calibri" fo:font-size="13pt" fo:language="en" fo:country="US" fo:font-weight="normal" officeooo:rsid="004b13b5" officeooo:paragraph-rsid="004b13b5" style:font-size-asian="11.3500003814697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Calibri" fo:font-size="13pt" fo:language="en" fo:country="US" fo:font-weight="normal" officeooo:rsid="004bd9e9" officeooo:paragraph-rsid="004bd9e9" style:font-size-asian="11.3500003814697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>
        <style:tab-stops>
          <style:tab-stop style:position="8.996cm"/>
        </style:tab-stops>
      </style:paragraph-properties>
      <style:text-properties style:font-name="Calibri" fo:font-size="13pt" fo:language="en" fo:country="US" fo:font-weight="normal" officeooo:rsid="000ef18d" officeooo:paragraph-rsid="000ef18d" style:font-size-asian="11.3500003814697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Calibri" fo:font-size="13pt" fo:language="en" fo:country="US" fo:font-weight="normal" officeooo:rsid="00519c91" officeooo:paragraph-rsid="00519c91" style:font-size-asian="11.3500003814697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Calibri" fo:font-size="13pt" fo:language="ru" fo:country="RU" fo:font-weight="normal" officeooo:rsid="0025aef4" officeooo:paragraph-rsid="0025aef4" style:font-size-asian="11.3500003814697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Calibri" fo:font-size="13pt" fo:font-weight="normal" officeooo:rsid="0004ea72" officeooo:paragraph-rsid="0004ea72" style:font-size-asian="11.3500003814697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Calibri" fo:font-size="13pt" fo:font-weight="normal" officeooo:rsid="0053ef7c" officeooo:paragraph-rsid="0053ef7c" style:font-size-asian="11.3500003814697pt" style:font-weight-asian="normal" style:font-size-complex="13pt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Calibri" fo:font-size="14pt" fo:language="en" fo:country="US" fo:font-weight="bold" officeooo:rsid="00218f22" officeooo:paragraph-rsid="00218f22" style:font-size-asian="12.25pt" style:font-weight-asian="bold" style:font-size-complex="14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Calibri" fo:font-size="14pt" fo:language="en" fo:country="US" fo:font-weight="bold" officeooo:rsid="0027e826" officeooo:paragraph-rsid="0027e826" style:font-size-asian="12.25pt" style:font-weight-asian="bold" style:font-size-complex="14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67478"/>
    </style:style>
    <style:style style:name="T3" style:family="text">
      <style:text-properties fo:language="ru" fo:country="RU" officeooo:rsid="000956eb"/>
    </style:style>
    <style:style style:name="T4" style:family="text">
      <style:text-properties fo:language="ru" fo:country="RU" officeooo:rsid="000dce0e"/>
    </style:style>
    <style:style style:name="T5" style:family="text">
      <style:text-properties fo:language="ru" fo:country="RU" officeooo:rsid="000ef18d"/>
    </style:style>
    <style:style style:name="T6" style:family="text">
      <style:text-properties fo:language="ru" fo:country="RU" officeooo:rsid="00125007"/>
    </style:style>
    <style:style style:name="T7" style:family="text">
      <style:text-properties fo:language="ru" fo:country="RU" officeooo:rsid="0014e388"/>
    </style:style>
    <style:style style:name="T8" style:family="text">
      <style:text-properties fo:language="ru" fo:country="RU" officeooo:rsid="00159c06"/>
    </style:style>
    <style:style style:name="T9" style:family="text">
      <style:text-properties fo:language="ru" fo:country="RU" officeooo:rsid="0018d907"/>
    </style:style>
    <style:style style:name="T10" style:family="text">
      <style:text-properties fo:language="ru" fo:country="RU" officeooo:rsid="001a7fc0"/>
    </style:style>
    <style:style style:name="T11" style:family="text">
      <style:text-properties fo:language="ru" fo:country="RU" style:text-underline-style="solid" style:text-underline-type="double" style:text-underline-width="auto" style:text-underline-color="font-color" officeooo:rsid="00159c06"/>
    </style:style>
    <style:style style:name="T12" style:family="text">
      <style:text-properties fo:language="ru" fo:country="RU" officeooo:rsid="001ade68"/>
    </style:style>
    <style:style style:name="T13" style:family="text">
      <style:text-properties fo:language="ru" fo:country="RU" officeooo:rsid="0020f609"/>
    </style:style>
    <style:style style:name="T14" style:family="text">
      <style:text-properties fo:language="ru" fo:country="RU" officeooo:rsid="002b754c"/>
    </style:style>
    <style:style style:name="T15" style:family="text">
      <style:text-properties fo:language="ru" fo:country="RU" officeooo:rsid="002ed13e"/>
    </style:style>
    <style:style style:name="T16" style:family="text">
      <style:text-properties fo:language="ru" fo:country="RU" officeooo:rsid="002feca8"/>
    </style:style>
    <style:style style:name="T17" style:family="text">
      <style:text-properties fo:language="ru" fo:country="RU" officeooo:rsid="00341a72"/>
    </style:style>
    <style:style style:name="T18" style:family="text">
      <style:text-properties fo:language="ru" fo:country="RU" officeooo:rsid="00345779"/>
    </style:style>
    <style:style style:name="T19" style:family="text">
      <style:text-properties fo:language="ru" fo:country="RU" officeooo:rsid="0039b69d"/>
    </style:style>
    <style:style style:name="T20" style:family="text">
      <style:text-properties fo:language="ru" fo:country="RU" fo:font-style="italic" officeooo:rsid="003aaf24" style:font-style-asian="italic" style:font-style-complex="italic"/>
    </style:style>
    <style:style style:name="T21" style:family="text">
      <style:text-properties fo:language="ru" fo:country="RU" fo:font-style="normal" officeooo:rsid="0039b69d" style:font-style-asian="normal" style:font-style-complex="normal"/>
    </style:style>
    <style:style style:name="T22" style:family="text">
      <style:text-properties fo:language="ru" fo:country="RU" officeooo:rsid="003d6421"/>
    </style:style>
    <style:style style:name="T23" style:family="text">
      <style:text-properties fo:language="ru" fo:country="RU" officeooo:rsid="0044f661"/>
    </style:style>
    <style:style style:name="T24" style:family="text">
      <style:text-properties fo:language="ru" fo:country="RU" officeooo:rsid="0045632d"/>
    </style:style>
    <style:style style:name="T25" style:family="text">
      <style:text-properties fo:language="ru" fo:country="RU" officeooo:rsid="00473d51"/>
    </style:style>
    <style:style style:name="T26" style:family="text">
      <style:text-properties fo:language="ru" fo:country="RU" officeooo:rsid="00496c8b"/>
    </style:style>
    <style:style style:name="T27" style:family="text">
      <style:text-properties fo:language="ru" fo:country="RU" officeooo:rsid="0050c0a1"/>
    </style:style>
    <style:style style:name="T28" style:family="text">
      <style:text-properties fo:language="ru" fo:country="RU" officeooo:rsid="005358f0"/>
    </style:style>
    <style:style style:name="T29" style:family="text">
      <style:text-properties fo:language="en" fo:country="US"/>
    </style:style>
    <style:style style:name="T30" style:family="text">
      <style:text-properties fo:language="en" fo:country="US" fo:font-style="italic" style:font-style-asian="italic" style:font-style-complex="italic"/>
    </style:style>
    <style:style style:name="T31" style:family="text">
      <style:text-properties fo:language="en" fo:country="US" fo:font-style="normal" style:font-style-asian="normal" style:font-style-complex="normal"/>
    </style:style>
    <style:style style:name="T32" style:family="text">
      <style:text-properties officeooo:rsid="00067478"/>
    </style:style>
    <style:style style:name="T33" style:family="text">
      <style:text-properties officeooo:rsid="000956eb"/>
    </style:style>
    <style:style style:name="T34" style:family="text">
      <style:text-properties officeooo:rsid="000c9b4c"/>
    </style:style>
    <style:style style:name="T35" style:family="text">
      <style:text-properties officeooo:rsid="000ef18d"/>
    </style:style>
    <style:style style:name="T36" style:family="text">
      <style:text-properties officeooo:rsid="00159c06"/>
    </style:style>
    <style:style style:name="T37" style:family="text">
      <style:text-properties officeooo:rsid="0017411c"/>
    </style:style>
    <style:style style:name="T38" style:family="text">
      <style:text-properties officeooo:rsid="001ade68"/>
    </style:style>
    <style:style style:name="T39" style:family="text">
      <style:text-properties fo:font-style="italic" officeooo:rsid="0039b69d" style:font-style-asian="italic" style:font-style-complex="italic"/>
    </style:style>
    <style:style style:name="T40" style:family="text">
      <style:text-properties fo:font-style="italic" officeooo:rsid="003aaf24" style:font-style-asian="italic" style:font-style-complex="italic"/>
    </style:style>
    <style:style style:name="T41" style:family="text">
      <style:text-properties officeooo:rsid="00266368"/>
    </style:style>
    <style:style style:name="T42" style:family="text">
      <style:text-properties officeooo:rsid="002ed13e"/>
    </style:style>
    <style:style style:name="T43" style:family="text">
      <style:text-properties officeooo:rsid="002feca8"/>
    </style:style>
    <style:style style:name="T44" style:family="text">
      <style:text-properties officeooo:rsid="003334b6"/>
    </style:style>
    <style:style style:name="T45" style:family="text">
      <style:text-properties officeooo:rsid="0035dab4"/>
    </style:style>
    <style:style style:name="T46" style:family="text">
      <style:text-properties officeooo:rsid="0035e282"/>
    </style:style>
    <style:style style:name="T47" style:family="text">
      <style:text-properties officeooo:rsid="00369a18"/>
    </style:style>
    <style:style style:name="T48" style:family="text">
      <style:text-properties officeooo:rsid="00382e4f"/>
    </style:style>
    <style:style style:name="T49" style:family="text">
      <style:text-properties officeooo:rsid="003d6421"/>
    </style:style>
    <style:style style:name="T50" style:family="text">
      <style:text-properties officeooo:rsid="004dc302"/>
    </style:style>
    <style:style style:name="T51" style:family="text">
      <style:text-properties officeooo:rsid="004ef8c6"/>
    </style:style>
    <style:style style:name="T52" style:family="text">
      <style:text-properties officeooo:rsid="0051cb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rejs</text:p>
      <text:p text:style-name="P2"/>
      <text:p text:style-name="P2">&lt;script src="require.js" data-main="config"&gt;&lt;/script&gt; - <text:span text:style-name="T1">загрузка основного </text:span><text:span text:style-name="T29">JS </text:span><text:span text:style-name="T1">файла со всей конфигурацией;</text:span></text:p>
      <text:p text:style-name="P39"><text:a xlink:type="simple" xlink:href="https://github.com/jrburke/requirejs/wiki/Plugins">https://github.com/jrburke/requirejs/wiki/Plugins</text:a><text:span text:style-name="T1"> — плагины для загрузки различных типов контента;</text:span></text:p>
      <text:p text:style-name="P2"/>
      <text:p text:style-name="P41">requirejs</text:p>
      <text:p text:style-name="P15"/>
      <text:p text:style-name="P15">undef() - <text:span text:style-name="T1">прервать загрузку модуля;</text:span></text:p>
      <text:p text:style-name="P36">onError = function(error) {</text:p>
      <text:p text:style-name="P36"><text:tab/><text:span text:style-name="T52">error.requireType / error.requireModules</text:span></text:p>
      <text:p text:style-name="P36">} - <text:span text:style-name="T28">обработка общих ошибок;</text:span></text:p>
      <text:p text:style-name="P2"/>
      <text:p text:style-name="P2"/>
      <text:p text:style-name="P6">config</text:p>
      <text:p text:style-name="P3"/>
      <text:p text:style-name="P3">baseUrl: “/path” - <text:span text:style-name="T1">из под какого каталога будет загружен проект, относительно </text:span>script <text:span text:style-name="T1">тега;</text:span></text:p>
      <text:p text:style-name="P4">paths: {</text:p>
      <text:p text:style-name="P17"><text:tab/>“<text:span text:style-name="T33">file</text:span>”: “path/to/file” / <text:span text:style-name="T51">[ </text:span>“path/to/file”, “path/to/file”<text:span text:style-name="T51"> ]</text:span></text:p>
      <text:p text:style-name="P4">} - <text:span text:style-name="T2">создать константы-сокращения для </text:span><text:span text:style-name="T3">каталогов</text:span><text:span text:style-name="T2"> скриптов, все пути относительно </text:span><text:span text:style-name="T32">baseUrl, </text:span><text:span text:style-name="T27">или сокращения каталогов, если массив то загрузится тот который существует</text:span><text:span text:style-name="T32">;</text:span></text:p>
      <text:p text:style-name="P18">bundles: {</text:p>
      <text:p text:style-name="P18"><text:tab/>“Idname”: [ “module”, “module” ]</text:p>
      <text:p text:style-name="P18">} - <text:span text:style-name="T14">для создание одного ярлыка для разных модулей;</text:span></text:p>
      <text:p text:style-name="P19">shim: {</text:p>
      <text:p text:style-name="P19"><text:tab/>“path/name”: {</text:p>
      <text:p text:style-name="P19"><text:tab/><text:tab/>deps: [ “depsfiles” ],</text:p>
      <text:p text:style-name="P19"><text:tab/><text:tab/>exports: globalName,</text:p>
      <text:p text:style-name="P19"><text:tab/><text:tab/>init: function() { }</text:p>
      <text:p text:style-name="P19"><text:tab/>}</text:p>
      <text:p text:style-name="P19">} - <text:span text:style-name="T15">осуществляется </text:span><text:span text:style-name="T16">за</text:span><text:span text:style-name="T43">грузка</text:span><text:span text:style-name="T15"> сторонних скриптов, которые не обернуты в </text:span><text:span text:style-name="T42">define, </text:span><text:span text:style-name="T15">где указываем путь к файлы, это имя в глобальном файле при инициализации, зависимости и функция </text:span><text:span text:style-name="T42">callback;</text:span></text:p>
      <text:p text:style-name="P20">map: {</text:p>
      <text:p text:style-name="P21"><text:tab/>“ <text:span text:style-name="T46">moduleID</text:span> / *”: {</text:p>
      <text:p text:style-name="P20"><text:tab/><text:tab/>“<text:span text:style-name="T44">dependencies”: “path/to/dependencies”</text:span></text:p>
      <text:p text:style-name="P20"><text:tab/>}</text:p>
      <text:p text:style-name="P20">} - <text:span text:style-name="T17">создать прототипы загрузки различных </text:span><text:span text:style-name="T18">зависимостей</text:span><text:span text:style-name="T17"> с одинаковым </text:span><text:span text:style-name="T45">ID</text:span><text:span text:style-name="T17"> для различных </text:span><text:span text:style-name="T18">модулей</text:span><text:span text:style-name="T17">;</text:span></text:p>
      <text:p text:style-name="P22">config: {</text:p>
      <text:p text:style-name="P23"><text:tab/>“moduleI<text:span text:style-name="T47">D</text:span>”: <text:span text:style-name="T48">{</text:span></text:p>
      <text:p text:style-name="P23"><text:tab/><text:tab/>“<text:span text:style-name="T48">prop”: value</text:span></text:p>
      <text:p text:style-name="P23"><text:span text:style-name="T48"><text:tab/>}</text:span></text:p>
      <text:p text:style-name="P22"><text:soft-page-break/>} - <text:span text:style-name="T19">создать объект данных для модуля, который будет доступен в зависимости </text:span><text:span text:style-name="T39">module</text:span><text:span text:style-name="T20">.</text:span><text:span text:style-name="T40">config() </text:span><text:span text:style-name="T21">каждого модуля;</text:span></text:p>
      <text:p text:style-name="P24">packages – <text:span text:style-name="T1">загрузка модулей </text:span>CommonJS;</text:p>
      <text:p text:style-name="P25">nodeIdCompat – <text:span text:style-name="T49">true </text:span><text:span text:style-name="T22">для плагинов </text:span><text:span text:style-name="T49">node.js, </text:span><text:span text:style-name="T22">чтобы избежать проблем с расширением файла;</text:span></text:p>
      <text:p text:style-name="P26">waitSecond – <text:span text:style-name="T1">ожидание в секундах загрузки файла, по умолчанию 7;</text:span></text:p>
      <text:p text:style-name="P27">context – <text:span text:style-name="T1">название модуля в глобальном пространстве имен;</text:span></text:p>
      <text:p text:style-name="P28">deps – <text:span text:style-name="T1">зависимости модуля, которые будут загружены сразу после инициализации;</text:span></text:p>
      <text:p text:style-name="P29">callback – <text:span text:style-name="T1">срабатывает как только массив зависимостей загрузится;</text:span></text:p>
      <text:p text:style-name="P30">enforceDefine – <text:span text:style-name="T1">если включить то будет срабатывать исключение </text:span><text:span text:style-name="T23">для</text:span><text:span text:style-name="T1"> </text:span><text:span text:style-name="T24">модуля</text:span><text:span text:style-name="T1">, </text:span><text:span text:style-name="T25">у</text:span><text:span text:style-name="T1"> которо</text:span><text:span text:style-name="T25">го</text:span><text:span text:style-name="T1"> нет обертки </text:span>define;</text:p>
      <text:p text:style-name="P31">xhtml – <text:span text:style-name="T1">будет создан скрипт элемент загрузчика форматом createElementNS();</text:span></text:p>
      <text:p text:style-name="P32">urlArgs – <text:span text:style-name="T26">до</text:span><text:span text:style-name="T1">бавит к </text:span>URL <text:span text:style-name="T1">параметры;</text:span></text:p>
      <text:p text:style-name="P33">scriptType – <text:span text:style-name="T1">тип тега скрипта, по умолчанию </text:span>“text/javascript”;</text:p>
      <text:p text:style-name="P34">s<text:span text:style-name="T50">k</text:span>ipDataMain – <text:span text:style-name="T1">не загружать </text:span>data-main <text:span text:style-name="T1">заголовки;</text:span></text:p>
      <text:p text:style-name="P27"/>
      <text:p text:style-name="P27"><text:span text:style-name="T1"/></text:p>
      <text:p text:style-name="P4"/>
      <text:p text:style-name="P7">define</text:p>
      <text:p text:style-name="P5"/>
      <text:p text:style-name="P8">define(obj /<text:span text:style-name="T5"> </text:span><text:span text:style-name="T35">func /</text:span><text:span text:style-name="T8"> </text:span><text:span text:style-name="T36">[ “dependence” ], func(dependence) / “nameModule”, [ “dependence” ], func(dependence) / func(require, exports, module)</text:span>) – <text:span text:style-name="T1">определить модуль в приложении;</text:span></text:p>
      <text:p text:style-name="P10"><text:span text:style-name="T34">obj = </text:span>{</text:p>
      <text:p text:style-name="P10"><text:tab/>prop: value</text:p>
      <text:p text:style-name="P10">} - <text:span text:style-name="T4">определить модуль как объект;</text:span></text:p>
      <text:p text:style-name="P35">function func(){</text:p>
      <text:p text:style-name="P35"><text:tab/>return <text:span text:style-name="T37">modyle</text:span>;</text:p>
      <text:p text:style-name="P35">} - <text:span text:style-name="T6">функция, результат которой будет </text:span><text:span text:style-name="T7">данным </text:span><text:span text:style-name="T6">модулем;</text:span></text:p>
      <text:p text:style-name="P9"><text:span text:style-name="T8">[ “</text:span><text:span text:style-name="T11">dependence</text:span><text:span text:style-name="T8">” ], func(dependence) </text:span><text:span text:style-name="T37">{</text:span></text:p>
      <text:p text:style-name="P9"><text:tab/><text:span text:style-name="T37">return modyle/func(dependence);</text:span></text:p>
      <text:p text:style-name="P9"><text:span text:style-name="T37">} - </text:span><text:span text:style-name="T9">инициализировать модуль после внедрения зависимостей</text:span><text:span text:style-name="T10">, модуль не определяется пока все зависимости не будут загружены, </text:span><text:span text:style-name="T12">функция получает аргумент если это такой модуль </text:span><text:span text:style-name="T38">define </text:span><text:span text:style-name="T12">который возвращает данные</text:span><text:span text:style-name="T9">;</text:span></text:p>
      <text:p text:style-name="P11">function(require, exports, module) {</text:p>
      <text:p text:style-name="P11"><text:tab/>return function() {};</text:p>
      <text:p text:style-name="P11">} - <text:span text:style-name="T1">инициализация модуля в стиле </text:span>CommonJS;</text:p>
      <text:p text:style-name="P12">“nameModule”, <text:span text:style-name="T36">[ “dependence” ], func(dependence) – </text:span><text:span text:style-name="T13">пока что не понятно;</text:span></text:p>
      <text:p text:style-name="P37">Если мы п<text:span text:style-name="T41">ы</text:span>т<text:span text:style-name="T41">а</text:span>емся загрузить модули которые требуют друг друга, можно возвращат<text:span text:style-name="T41">ь</text:span> функцию в которую будет вложенный локально вызов <text:span text:style-name="T29">require </text:span>который будет вызывать эти зависимости, в противном случае мы получим <text:span text:style-name="T30">undefined</text:span><text:span text:style-name="T31">;</text:span></text:p>
      <text:p text:style-name="P12"/>
      <text:p text:style-name="P12"/>
      <text:p text:style-name="P12"/>
      <text:p text:style-name="P40">require</text:p>
      <text:p text:style-name="P13"><text:soft-page-break/></text:p>
      <text:p text:style-name="P14">(“module”) - <text:span text:style-name="T1">получить доступ к модулю</text:span></text:p>
      <text:p text:style-name="P13">toUrl(path) – <text:span text:style-name="T1">создаст абсолютный путь до этого модуля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9H11M8S</meta:editing-duration>
    <meta:editing-cycles>77</meta:editing-cycles>
    <meta:generator>LibreOffice/4.2.4.2$Windows_x86 LibreOffice_project/63150712c6d317d27ce2db16eb94c2f3d7b699f8</meta:generator>
    <dc:date>2014-09-21T15:09:10.411000000</dc:date>
    <meta:document-statistic meta:table-count="0" meta:image-count="0" meta:object-count="0" meta:page-count="3" meta:paragraph-count="63" meta:word-count="417" meta:character-count="3129" meta:non-whitespace-character-count="2737"/>
    <meta:user-defined meta:name="Info 1"/>
    <meta:user-defined meta:name="Info 2"/>
    <meta:user-defined meta:name="Info 3"/>
    <meta:user-defined meta:name="Info 4"/>
  </office:meta>
</office:document-meta>
</file>